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Helvetica, sans-serif" style:font-family-generic="system"/>
    <style:font-face style:name="Arial1" svg:font-family="Arial" style:font-family-generic="swiss"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office:font-face-decls>
  <office:automatic-styles>
    <style:style style:name="P1" style:family="paragraph" style:parent-style-name="Preformatted_20_Text">
      <style:text-properties style:font-name="Calibri"/>
    </style:style>
    <style:style style:name="P2" style:family="paragraph" style:parent-style-name="Preformatted_20_Text">
      <style:paragraph-properties fo:margin-top="0cm" fo:margin-bottom="0.282cm" style:contextual-spacing="false" fo:line-height="0.457cm"/>
      <style:text-properties style:font-name="Calibri" fo:font-size="11pt" style:font-name-asian="Calibri" style:font-size-asian="11pt" style:font-name-complex="Calibri"/>
    </style:style>
    <style:style style:name="P3" style:family="paragraph" style:parent-style-name="Preformatted_20_Text">
      <style:text-properties style:font-name="Calibri" officeooo:paragraph-rsid="001c1f00"/>
    </style:style>
    <style:style style:name="P4" style:family="paragraph" style:parent-style-name="Preformatted_20_Text">
      <style:text-properties officeooo:paragraph-rsid="001eaa67"/>
    </style:style>
    <style:style style:name="P5" style:family="paragraph" style:parent-style-name="Preformatted_20_Text">
      <style:text-properties officeooo:paragraph-rsid="0020d1f7"/>
    </style:style>
    <style:style style:name="P6" style:family="paragraph" style:parent-style-name="Preformatted_20_Text" style:master-page-name="MP0">
      <style:paragraph-properties style:page-number="auto" fo:break-before="page"/>
      <style:text-properties style:font-name="Calibri"/>
    </style:style>
    <style:style style:name="P7" style:family="paragraph" style:parent-style-name="Preformatted_20_Text">
      <style:text-properties style:font-name="Calibri"/>
    </style:style>
    <style:style style:name="P8" style:family="paragraph" style:parent-style-name="Preformatted_20_Text">
      <style:text-properties style:font-name="Calibri" officeooo:paragraph-rsid="002cae95"/>
    </style:style>
    <style:style style:name="P9" style:family="paragraph" style:parent-style-name="Preformatted_20_Text">
      <style:text-properties style:font-name="Calibri" officeooo:rsid="002cae95" officeooo:paragraph-rsid="002cae95"/>
    </style:style>
    <style:style style:name="P10" style:family="paragraph" style:parent-style-name="Preformatted_20_Text">
      <style:text-properties style:font-name="Calibri" officeooo:rsid="002cfb5f" officeooo:paragraph-rsid="002cfb5f"/>
    </style:style>
    <style:style style:name="P11" style:family="paragraph" style:parent-style-name="Preformatted_20_Text">
      <style:text-properties officeooo:paragraph-rsid="0028fd24"/>
    </style:style>
    <style:style style:name="P12" style:family="paragraph" style:parent-style-name="Preformatted_20_Text">
      <style:text-properties officeooo:paragraph-rsid="001eaa67"/>
    </style:style>
    <style:style style:name="P13" style:family="paragraph" style:parent-style-name="Preformatted_20_Text">
      <style:text-properties officeooo:paragraph-rsid="002cfb5f"/>
    </style:style>
    <style:style style:name="T1" style:family="text">
      <style:text-properties style:font-name="Calibri"/>
    </style:style>
    <style:style style:name="T2" style:family="text">
      <style:text-properties style:font-name="Calibri" officeooo:rsid="001eaa67"/>
    </style:style>
    <style:style style:name="T3" style:family="text">
      <style:text-properties style:font-name="Calibri" officeooo:rsid="0020d1f7"/>
    </style:style>
    <style:style style:name="T4" style:family="text">
      <style:text-properties style:font-name="Calibri" officeooo:rsid="0028fd24"/>
    </style:style>
    <style:style style:name="T5" style:family="text">
      <style:text-properties fo:color="#000000" loext:opacity="100%" style:font-name="Calibri"/>
    </style:style>
    <style:style style:name="T6" style:family="text">
      <style:text-properties fo:color="#000000" loext:opacity="100%" style:font-name="Arial" fo:font-size="9pt" style:font-size-asian="9pt"/>
    </style:style>
    <style:style style:name="T7" style:family="text">
      <style:text-properties officeooo:rsid="0028fd24"/>
    </style:style>
    <style:style style:name="T8" style:family="text">
      <style:text-properties officeooo:rsid="001eaa6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e : Les différentes familles d’instrument</text:p>
      <text:p text:style-name="P1"/>
      <text:p text:style-name="P1"><text:s/>Introduction sur la musique</text:p>
      <text:p text:style-name="P1">Plan du site</text:p>
      <text:p text:style-name="P1">— Accueil</text:p>
      <text:p text:style-name="P1">— référence</text:p>
      <text:p text:style-name="P1">— Foire aux questions (FAQ)</text:p>
      <text:p text:style-name="P1">— à propos du site web</text:p>
      <text:p text:style-name="P1">— Histoire et théorie sur la musique</text:p>
      <text:p text:style-name="P1">— les instruments à cordes</text:p>
      <text:p text:style-name="P1">— les instruments à vent</text:p>
      <text:p text:style-name="P1">— les percutions</text:p>
      <text:p text:style-name="P1"/>
      <text:p text:style-name="P1">Références et Sites d’intérêts</text:p>
      <text:p text:style-name="P1">— site de référence</text:p>
      <text:p text:style-name="Preformatted_20_Text"><text:a xlink:type="simple" xlink:href="https://ca.yamaha.com/fr/products/musical_instruments/winds/index.html" office:target-frame-name="_top" xlink:show="replace" text:style-name="Internet_20_link" text:visited-style-name="Visited_20_Internet_20_Link"><text:span text:style-name="Police_20_par_20_défaut"><text:span text:style-name="T1">https://ca.yamaha.com/fr/products/musical_instruments/winds/index.html</text:span></text:span></text:a></text:p>
      <text:p text:style-name="Preformatted_20_Text"><text:a xlink:type="simple" xlink:href="http://www.instrumentsdumonde.fr/famille/familles.html" office:target-frame-name="_top" xlink:show="replace" text:style-name="Internet_20_link" text:visited-style-name="Visited_20_Internet_20_Link"><text:span text:style-name="Police_20_par_20_défaut"><text:span text:style-name="T1">http://www.instrumentsdumonde.fr/famille/familles.html</text:span></text:span></text:a></text:p>
      <text:p text:style-name="Preformatted_20_Text"><text:a xlink:type="simple" xlink:href="https://www.osm.ca/fr/lorchestre-sous-toutes-ses-formes/" office:target-frame-name="_top" xlink:show="replace" text:style-name="Internet_20_link" text:visited-style-name="Visited_20_Internet_20_Link"><text:span text:style-name="Police_20_par_20_défaut"><text:span text:style-name="T1">https://www.osm.ca/fr/lorchestre-sous-toutes-ses-formes/</text:span></text:span></text:a></text:p>
      <text:p text:style-name="Preformatted_20_Text"><text:a xlink:type="simple" xlink:href="http://decouvrir.la.musique.online.fr/instruments.html" office:target-frame-name="_top" xlink:show="replace" text:style-name="Internet_20_link" text:visited-style-name="Visited_20_Internet_20_Link"><text:span text:style-name="Police_20_par_20_défaut"><text:span text:style-name="T1">http://decouvrir.la.musique.online.fr/instruments.html</text:span></text:span></text:a></text:p>
      <text:p text:style-name="Preformatted_20_Text"><text:a xlink:type="simple" xlink:href="https://placevillemarie.com/fr" text:style-name="Internet_20_link" text:visited-style-name="Visited_20_Internet_20_Link"><text:span text:style-name="Police_20_par_20_défaut"><text:span text:style-name="T1">PVM | Bienvenue à Place Ville Marie</text:span></text:span></text:a><text:span text:style-name="Police_20_par_20_défaut"><text:span text:style-name="T1"> </text:span></text:span></text:p>
      <text:p text:style-name="P1"/>
      <text:p text:style-name="P1">histoire instrument de musique</text:p>
      <text:p text:style-name="Preformatted_20_Text"><text:a xlink:type="simple" xlink:href="https://fr.wikipedia.org/wiki/Instrument_de_musique" office:target-frame-name="_top" xlink:show="replace" text:style-name="Internet_20_link" text:visited-style-name="Visited_20_Internet_20_Link"><text:span text:style-name="Police_20_par_20_défaut"><text:span text:style-name="T1">https://fr.wikipedia.org/wiki/Instrument_de_musique</text:span></text:span></text:a></text:p>
      <text:p text:style-name="P1"><text:a xlink:type="simple" xlink:href="https://www.universalis.fr/encyclopedie/instruments-de-musique-histoire-et-classification/" office:target-frame-name="_top" xlink:show="replace" text:style-name="Internet_20_link" text:visited-style-name="Visited_20_Internet_20_Link"><text:span text:style-name="Police_20_par_20_défaut"><text:span text:style-name="T1">https://www.universalis.fr/encyclopedie/instruments-de-musique-histoire-et-classification/</text:span></text:span></text:a></text:p>
      <text:p text:style-name="P1"><text:a xlink:type="simple" xlink:href="https://www.universalis.fr/encyclopedie/instruments-de-musique-histoire-et-classification/" office:target-frame-name="_top" xlink:show="replace" text:style-name="Internet_20_link" text:visited-style-name="Visited_20_Internet_20_Link"><text:span text:style-name="Police_20_par_20_défaut"/></text:a></text:p>
      <text:p text:style-name="P1">PDF histoire instrument de musique</text:p>
      <text:p text:style-name="Preformatted_20_Text"><text:a xlink:type="simple" xlink:href="https://cyberlearn.hes-so.ch/pluginfile.php/2671750/mod_resource/content/2/André%20Schaeffner%201968%20Origine%20des%20instruments%20de%20musique.pdf" office:target-frame-name="_top" xlink:show="replace" text:style-name="Internet_20_link" text:visited-style-name="Visited_20_Internet_20_Link"><text:span text:style-name="Police_20_par_20_défaut"><text:span text:style-name="T1">https://cyberlearn.hes-so.ch/pluginfile.php/2671750/mod_resource/content/2/Andr%C3%A9%20Schaeffner%201968%20Origine%20des%20instruments%20de%20musique.pdf</text:span></text:span></text:a></text:p>
      <text:p text:style-name="P1"/>
      <text:p text:style-name="P1"><text:s/>vidéo référence famille de musique</text:p>
      <text:p text:style-name="Preformatted_20_Text"><text:a xlink:type="simple" xlink:href="https://www.youtube.com/watch?v=I86kej-Qj60" office:target-frame-name="_top" xlink:show="replace" text:style-name="Internet_20_link" text:visited-style-name="Visited_20_Internet_20_Link"><text:span text:style-name="Police_20_par_20_défaut"><text:span text:style-name="T1">https://www.youtube.com/watch?v=I86kej-Qj60</text:span></text:span></text:a></text:p>
      <text:p text:style-name="P1"><text:s/></text:p>
      <text:p text:style-name="P1">— photo avec lien vers 5 site contente des informations complémentaire à mon site</text:p>
      <text:p text:style-name="Preformatted_20_Text"><text:a xlink:type="simple" xlink:href="https://ca.yamaha.com/fr/products/musical_instruments/winds/index.html" office:target-frame-name="_top" xlink:show="replace" text:style-name="Internet_20_link" text:visited-style-name="Visited_20_Internet_20_Link"><text:span text:style-name="Police_20_par_20_défaut"><text:span text:style-name="T1">https://ca.yamaha.com/fr/products/musical_instruments/winds/index.html</text:span></text:span></text:a></text:p>
      <text:p text:style-name="Preformatted_20_Text"><text:a xlink:type="simple" xlink:href="https://musique.umontreal.ca/accueil/" office:target-frame-name="_top" xlink:show="replace" text:style-name="Internet_20_link" text:visited-style-name="Visited_20_Internet_20_Link"><text:span text:style-name="Police_20_par_20_défaut"><text:span text:style-name="T1">https://musique.umontreal.ca/accueil/</text:span></text:span></text:a></text:p>
      <text:p text:style-name="Preformatted_20_Text"><text:a xlink:type="simple" xlink:href="https://academiedemontreal.com/french/index1.htm" office:target-frame-name="_top" xlink:show="replace" text:style-name="Internet_20_link" text:visited-style-name="Visited_20_Internet_20_Link"><text:span text:style-name="Police_20_par_20_défaut"><text:span text:style-name="T1">https://academiedemontreal.com/french/index1.htm</text:span></text:span></text:a></text:p>
      <text:p text:style-name="P1"/>
      <text:p text:style-name="P1">vidéo histoire de la musique</text:p>
      <text:p text:style-name="Preformatted_20_Text"><text:a xlink:type="simple" xlink:href="https://www.youtube.com/watch?v=b1VcgBfEUjw" text:style-name="Internet_20_link" text:visited-style-name="Visited_20_Internet_20_Link"><text:span text:style-name="Police_20_par_20_défaut"><text:span text:style-name="T1">https://www.youtube.com/watch?v=b1VcgBfEUjw</text:span></text:span></text:a></text:p>
      <text:p text:style-name="P11"><text:span text:style-name="Police_20_par_20_défaut"><text:span text:style-name="T4">vidéo famille instruments</text:span></text:span></text:p>
      <text:p text:style-name="P11"><text:a xlink:type="simple" xlink:href="https://www.youtube.com/watch?v=-LKEdlz6UjI&amp;t=19s" text:style-name="Internet_20_link" text:visited-style-name="Visited_20_Internet_20_Link"><text:span text:style-name="Police_20_par_20_défaut"><text:span text:style-name="T4">Présentation des Instruments à Vent - Les Cuivres - YouTube</text:span></text:span></text:a><text:span text:style-name="Police_20_par_20_défaut"><text:span text:style-name="T4"> </text:span></text:span></text:p>
      <text:p text:style-name="P11"><text:a xlink:type="simple" xlink:href="https://www.youtube.com/watch?v=juyWLD7gBZY" text:style-name="Internet_20_link" text:visited-style-name="Visited_20_Internet_20_Link"><text:span text:style-name="Police_20_par_20_défaut"><text:span text:style-name="T4">Vidéo Pédagogique - Instruments À Vent - Les Bois - YouTube</text:span></text:span></text:a><text:span text:style-name="Police_20_par_20_défaut"><text:span text:style-name="T4"> </text:span></text:span></text:p>
      <text:p text:style-name="P13"><text:a xlink:type="simple" xlink:href="https://www.youtube.com/watch?v=20TAye0oOJk" office:target-frame-name="_top" xlink:show="replace" text:style-name="Internet_20_link" text:visited-style-name="Visited_20_Internet_20_Link"><text:span text:style-name="Police_20_par_20_défaut"><text:span text:style-name="T1">https://www.youtube.com/watch?v=20TAye0oOJk</text:span></text:span></text:a></text:p>
      <text:p text:style-name="P1"/>
      <text:p text:style-name="Preformatted_20_Text"><text:span text:style-name="T1">vidéo son instrument</text:span></text:p>
      <text:p text:style-name="Preformatted_20_Text"><text:a xlink:type="simple" xlink:href="https://www.youtube.com/watch?v=qU6xqISUTGQ&amp;t=4s" text:style-name="Internet_20_link" text:visited-style-name="Visited_20_Internet_20_Link"><text:span text:style-name="Police_20_par_20_défaut"><text:span text:style-name="T1">L'Orgue de Saint-Sernin, portrait, par Michel Bouvard - YouTube</text:span></text:span></text:a><text:span text:style-name="Police_20_par_20_défaut"><text:span text:style-name="T1"> </text:span></text:span></text:p>
      <text:p text:style-name="P1"/>
      <text:p text:style-name="P1">site image navigatrice</text:p>
      <text:p text:style-name="Preformatted_20_Text"><text:a xlink:type="simple" xlink:href="https://pixabay.com/fr/photos/facebook-médias-sociaux-2815970/" office:target-frame-name="_top" xlink:show="replace" text:style-name="Internet_20_link" text:visited-style-name="Visited_20_Internet_20_Link"><text:span text:style-name="Police_20_par_20_défaut"><text:span text:style-name="T1">https://pixabay.com/fr/photos/facebook-m%C3%A9dias-sociaux-2815970/</text:span></text:span></text:a></text:p>
      <text:p text:style-name="Preformatted_20_Text"><text:a xlink:type="simple" xlink:href="https://pixabay.com/fr/vectors/twitter-médias-sociaux-icône-social-2430933/" text:style-name="Internet_20_link" text:visited-style-name="Visited_20_Internet_20_Link"><text:span text:style-name="Police_20_par_20_défaut"><text:span text:style-name="T1">https://pixabay.com/fr/vectors/twitter-m%c3%a9dias-sociaux-ic%c3%b4ne-social-2430933/</text:span></text:span></text:a></text:p>
      <text:p text:style-name="Preformatted_20_Text"><text:a xlink:type="simple" xlink:href="https://commons.wikimedia.org/wiki/File:Linkedin_icon.svg" text:style-name="Internet_20_link" text:visited-style-name="Visited_20_Internet_20_Link"><text:span text:style-name="Police_20_par_20_défaut"><text:span text:style-name="T1">https://commons.wikimedia.org/wiki/File:Linkedin_icon.svg</text:span></text:span></text:a></text:p>
      <text:p text:style-name="Preformatted_20_Text"><text:a xlink:type="simple" xlink:href="https://pixabay.com/fr/photos/violoncelle-musique-classique-5025274/" text:style-name="Internet_20_link" text:visited-style-name="Visited_20_Internet_20_Link"><text:span text:style-name="Police_20_par_20_défaut"><text:span text:style-name="T1">https://pixabay.com/fr/photos/violoncelle-musique-classique-5025274/</text:span></text:span></text:a></text:p>
      <text:p text:style-name="P4"><text:span text:style-name="Police_20_par_20_défaut"><text:span text:style-name="T2">Son instrument de musique</text:span></text:span></text:p>
      <text:p text:style-name="P4"><text:soft-page-break/><text:a xlink:type="simple" xlink:href="https://lasonotheque.org/search?q=violon" text:style-name="Internet_20_link" text:visited-style-name="Visited_20_Internet_20_Link"><text:span text:style-name="Police_20_par_20_défaut"><text:span text:style-name="T2">https://lasonotheque.org/search?q=violon</text:span></text:span></text:a></text:p>
      <text:p text:style-name="P4"><text:a xlink:type="simple" xlink:href="https://www.musicscreen.be/musique-libre-de-droit/Catalogue/Carte-aux-Adieux.html" text:style-name="Internet_20_link" text:visited-style-name="Visited_20_Internet_20_Link"><text:span text:style-name="Police_20_par_20_défaut"><text:span text:style-name="T2">https://www.musicscreen.be/musique-libre-de-droit/Catalogue/Carte-aux-Adieux.html</text:span></text:span></text:a></text:p>
      <text:p text:style-name="P4"><text:a xlink:type="simple" xlink:href="https://www.youtube.com/watch?v=zj6PFvnvv9o&amp;t=1s" text:style-name="Internet_20_link" text:visited-style-name="Visited_20_Internet_20_Link"><text:span text:style-name="Police_20_par_20_défaut"><text:span text:style-name="T2">Histoires d'instruments : le clavecin Goujon du Musée de la musique - YouTube</text:span></text:span></text:a><text:span text:style-name="Police_20_par_20_défaut"><text:span text:style-name="T2"> </text:span></text:span></text:p>
      <text:p text:style-name="P4"><text:span text:style-name="Police_20_par_20_défaut"><text:span text:style-name="T2"/></text:span></text:p>
      <text:p text:style-name="P4"><text:span text:style-name="Police_20_par_20_défaut"><text:span text:style-name="T2"/></text:span></text:p>
      <text:p text:style-name="P4"><text:span text:style-name="Police_20_par_20_défaut"><text:span text:style-name="T2"/></text:span></text:p>
      <text:p text:style-name="P5"><text:span text:style-name="Police_20_par_20_défaut"><text:span text:style-name="T3"/></text:span></text:p>
      <text:p text:style-name="P1"/>
      <text:p text:style-name="P1">image site déjà fait</text:p>
      <text:p text:style-name="P1">Acceuil | moyentelecommun (wixsite.com)</text:p>
      <text:p text:style-name="P1"/>
      <text:p text:style-name="P1"/>
      <text:p text:style-name="P1"/>
      <text:p text:style-name="P1">FAQ</text:p>
      <text:p text:style-name="P1"/>
      <text:p text:style-name="P1">Quels sont les différents instruments faisant d’instrument à cordes frotté?</text:p>
      <text:p text:style-name="P1">Viole de gambe</text:p>
      <text:p text:style-name="P1">Violon</text:p>
      <text:p text:style-name="P1">Violon alto</text:p>
      <text:p text:style-name="P1">Violon Hardanger</text:p>
      <text:p text:style-name="P1">Violoncelle</text:p>
      <text:p text:style-name="P1">base</text:p>
      <text:p text:style-name="P1">Contrebasse</text:p>
      <text:p text:style-name="P1"/>
      <text:p text:style-name="P1">Quelle est la différence entre un instrument à vent et un instrument à cordes?</text:p>
      <text:p text:style-name="P1">Les instruments à cordes sont des instruments qui son jouer avec des cordes que l’on frotte, pince ou son frappé pour jouer une note de musique. Les instruments à vent sont des instruments qui sont joués en poussant de l’aire dans un tuyau simple ou peuvent avoir différentes ouvertures pour produire un son.</text:p>
      <text:p text:style-name="P1"/>
      <text:p text:style-name="P1">Qu’est-ce qu’un orchestre?</text:p>
      <text:p text:style-name="P1">Un orchestre est un regroupement de musiciens qui est dirigé par un chef d’orchestre. Ils jouent tous ensemble pour jouer des pièces de musique varier.</text:p>
      <text:p text:style-name="P1"/>
      <text:p text:style-name="P1">Qu’est-ce qu’un Chœur?</text:p>
      <text:p text:style-name="P1">Le Chœur est un regroupement de personnes qui change ensemble une même chanson d’une même voie en étant dirigé par le chef de Chœur.</text:p>
      <text:p text:style-name="P1"/>
      <text:p text:style-name="P1">Qu’est-ce qu’un instrument de musique?</text:p>
      <text:p text:style-name="P1">Un instrument de musique est un objet qui fabriquer de façon à ce que l’on puisse produire un ou plusieurs sons avec celui-ci pour faire de la musique.</text:p>
      <text:p text:style-name="P1"/>
      <text:p text:style-name="P1"/>
      <text:p text:style-name="P1">À propos site web</text:p>
      <text:p text:style-name="Preformatted_20_Text"><text:span text:style-name="Police_20_par_20_défaut"><text:span text:style-name="T1">La compagnie (EducaJeux inc.) est située au </text:span></text:span><text:span text:style-name="Police_20_par_20_défaut"><text:span text:style-name="T5">Place Ville Marie1 place Ville-Marie, Montréal QC H3B 3Y1. Il samie d’une. Il d’un quartier de Montréal qui regroupe un campus, des commerces et autre. <text:s/></text:span></text:span></text:p>
      <text:p text:style-name="P1"/>
      <text:p text:style-name="P1">Le site internet les différentes familles d’instrument a été créé dans le but de vous faire découvrir la musique. Dans une initiation interactive intéressante sans trop aller dans les détails.</text:p>
      <text:p text:style-name="P1"/>
      <text:p text:style-name="P1"/>
      <text:p text:style-name="P1"/>
      <text:p text:style-name="P1"/>
      <text:p text:style-name="P1"/>
      <text:p text:style-name="P1"><text:soft-page-break/>Histoire et théorie de la musique</text:p>
      <text:p text:style-name="P1"/>
      <text:p text:style-name="P1">Le début de la musique et de l’apparition des tout premiers instruments de musique remonte à très long temps il est difficile de déterminer avec précision quand cela à commencer. Il est possible d’estimer l’apparition des tout premiers instruments au temps de la préhistoire. Les fouilles archéologiques on permit de trouver différent instrument à vent tailler dans des os et des cornes ainsi que d’autres matériaux.</text:p>
      <text:p text:style-name="P1">Aux fils du temps les instruments on évoluer et se son perfectionné ou de nouveau son apparue. La flûte, les tambours sont un bon exemple d’instrument qui ont évolué au fil du temps. La flûte qui était à l’origine faite de bois et d’os ou autres matériaux tailler de façon rudimentaire pour devenir l’instrument que nous connaissons aujourd’hui avec ses nombreuses variations. Les flûtes traversières, les flûtes à bec, les clarinettes et autres.</text:p>
      <text:p text:style-name="P1">Les tambours ont beaucoup évolué dans des forme et taille variable en fonction de la région ou il est fabriqué dans le monde. La musique continue d’avancer et d’évoluer avec dans le temps avec nous sous de nouvelles formes plus perfectionner.</text:p>
      <text:p text:style-name="P1">Dans la vidéo qui suit, vous découvrirez une partie de l’histoire de la musique jouer en Europe du moyennage à aujourd’hui.</text:p>
      <text:p text:style-name="P3"><text:a xlink:type="simple" xlink:href="https://www.youtube.com/watch?v=b1VcgBfEUjw" office:target-frame-name="_top" xlink:show="replace" text:style-name="Internet_20_link" text:visited-style-name="Visited_20_Internet_20_Link"><text:span text:style-name="Police_20_par_20_défaut">https://www.youtube.com/watch?v=b1VcgBfEUjw</text:span></text:a></text:p>
      <text:p text:style-name="Preformatted_20_Text"><text:span text:style-name="Police_20_par_20_défaut"><text:span text:style-name="T1"/></text:span></text:p>
      <text:p text:style-name="P1"/>
      <text:p text:style-name="P1"/>
      <text:p text:style-name="P1">Les instruments à cordes</text:p>
      <text:p text:style-name="P1">La famille des instruments à cordes se caractériel par d’instrument de musique qui son jouer avec des cordes qui son pincer, frapper ou frotter. Ils sont divisés en trois sous familles d’instruments à cordes, les cordes frottées, les cordes pincées et les cordes frappées.</text:p>
      <text:p text:style-name="P1"/>
      <text:p text:style-name="P1">Les cordes frottées</text:p>
      <text:p text:style-name="P1">La sous-famille des instruments à cordes frottée donc fait partie les violons, les altos, les bases et les contrebasses. Les instruments à cordes frottés se caractérisent par le fait que pour faire de la musique avec ses instruments on utilise un archet avec lequel ont frotté sur les cordes pour faire vibrer les cordes afin de produire le son d’une note.</text:p>
      <text:p text:style-name="P1">Les cordes pincées</text:p>
      <text:p text:style-name="P1">La sous-famille des instruments à corde pincée dont font partie la harpe, la guitare et le clavecin. Ils sont des instruments à cordes dont l’ont pincé les cordes qui fait vibrer la corde de l’instrument qui produit le son de la note jouer.</text:p>
      <text:p text:style-name="P1">Les cordes frappées</text:p>
      <text:p text:style-name="P1">La sous-famille des instruments à cordes frapper dont fait partie le piano. Ils sont des instruments dont les cordes sont frappées avec un marteau pour produire la note joués sur le clavier du piano.</text:p>
      <text:p text:style-name="P1">Musique instrument</text:p>
      <text:p text:style-name="P8">Violon <text:span text:style-name="Police_20_par_20_défaut">:</text:span><text:a xlink:type="simple" xlink:href="https://lasonotheque.org/search?q=violon" text:style-name="Internet_20_link" text:visited-style-name="Visited_20_Internet_20_Link"><text:span text:style-name="Police_20_par_20_défaut"><text:span text:style-name="T8">https://lasonotheque.org/search?q=violon</text:span></text:span></text:a></text:p>
      <text:p text:style-name="P8">Clavecin :<text:a xlink:type="simple" xlink:href="https://www.youtube.com/watch?v=zj6PFvnvv9o&amp;t=1s" text:style-name="Internet_20_link" text:visited-style-name="Visited_20_Internet_20_Link"><text:span text:style-name="Police_20_par_20_défaut"><text:span text:style-name="T8">Histoires d'instruments : le clavecin Goujon du Musée de la musique - YouTube</text:span></text:span></text:a><text:span text:style-name="Police_20_par_20_défaut"><text:span text:style-name="T8"> </text:span></text:span></text:p>
      <text:p text:style-name="P8">Piano :<text:a xlink:type="simple" xlink:href="https://www.musicscreen.be/musique-libre-de-droit/Catalogue/Carte-aux-Adieux.html" text:style-name="Internet_20_link" text:visited-style-name="Visited_20_Internet_20_Link"><text:span text:style-name="Police_20_par_20_défaut"><text:span text:style-name="T8">https://www.musicscreen.be/musique-libre-de-droit/Catalogue/Carte-aux-Adieux.html</text:span></text:span></text:a></text:p>
      <text:p text:style-name="P1"><text:s/></text:p>
      <text:p text:style-name="P1">Les instruments à vent</text:p>
      <text:p text:style-name="P1">La famille des instruments à vent s’entant que instrument dans les quel ont souffle pour produire un sont d’une note de musique. Il existe plusieurs sous-familles d’instrument à vent donc les bois, les cuivres et l’orgue font partie</text:p>
      <text:p text:style-name="P1">Les Bois et les cuivres</text:p>
      <text:p text:style-name="P1">Ils sont deux grandes familles d’instrument à vent qui peuvent être fait avec plusieurs matériaux bois, métal, os, etc. Les bois se caractérisent par le faite que l’on souffle de l’aire dans un biseau et avec une anche simple ou double qui est faire d’une petite longuette de bois. Les cuivres se caractérisent par le fait que l’on souffle de l’aire en faisant vibrer ses lèvres pour produire un son.</text:p>
      <text:p text:style-name="P9">Cuivre : <text:a xlink:type="simple" xlink:href="https://www.youtube.com/watch?v=-LKEdlz6UjI&amp;t=19s" text:style-name="Internet_20_link" text:visited-style-name="Visited_20_Internet_20_Link"><text:span text:style-name="Police_20_par_20_défaut"><text:span text:style-name="T7">Présentation des Instruments à Vent - Les Cuivres – YouTube</text:span></text:span></text:a></text:p>
      <text:p text:style-name="P9"><text:span text:style-name="Police_20_par_20_défaut">Bois :</text:span><text:a xlink:type="simple" xlink:href="https://www.youtube.com/watch?v=juyWLD7gBZY" text:style-name="Internet_20_link" text:visited-style-name="Visited_20_Internet_20_Link"><text:span text:style-name="Police_20_par_20_défaut"><text:span text:style-name="T7">Vidéo Pédagogique - Instruments À Vent - Les Bois - YouTube</text:span></text:span></text:a><text:span text:style-name="Police_20_par_20_défaut"><text:span text:style-name="T7"> </text:span></text:span></text:p>
      <text:p text:style-name="P1">Les orgues</text:p>
      <text:p text:style-name="P1">L’orgue est un instrument à vent mécanique. Cet instrument fonctionne gras à un mécanisme qui permet de pousser de l’aire dans les tuyaux qui est libérée lorsqu’une personne appuie sur une des touches du clavier. Le son <text:soft-page-break/>est produit.</text:p>
      <text:p text:style-name="P1"/>
      <text:p text:style-name="P1"/>
      <text:p text:style-name="P1">Les percussions</text:p>
      <text:p text:style-name="P1">La famille des instruments à percutions se caractéristique par des instruments qui sont des instruments que l’on frappe avec des daguets pour en jouer ou autre. Il existent deux principales sous-familles d’instrument à son déterminer et son in-déterminer. Son classer selon les différents matériaux qui est compose. Il y a les peaux, les métaux, les bois, les claviers et les lames sonores.</text:p>
      <text:p text:style-name="P1"/>
      <text:p text:style-name="P1">Les instruments à son déterminé</text:p>
      <text:p text:style-name="P1">La sous-famille des percutions à son déterminer se caractérise par le son précis des instruments qui son jouer.</text:p>
      <text:p text:style-name="Preformatted_20_Text"><text:span text:style-name="Police_20_par_20_défaut"><text:span text:style-name="T1">Exemple : </text:span></text:span><text:span text:style-name="Police_20_par_20_défaut"><text:span text:style-name="T6">timbales, métallophone, etc.</text:span></text:span></text:p>
      <text:p text:style-name="P1">Les instruments à son in-déterminer</text:p>
      <text:p text:style-name="P1">La sous-famille des percutions à son in-déterminer se caractérise par le son in précis et variable des instruments qui son jouer.</text:p>
      <text:p text:style-name="P1">Exemple : triangle, tambour, etc.</text:p>
      <text:p text:style-name="P10">Autre famille instruments</text:p>
      <text:p text:style-name="P10"><text:a xlink:type="simple" xlink:href="https://www.youtube.com/watch?v=20TAye0oOJk" office:target-frame-name="_top" xlink:show="replace" text:style-name="Internet_20_link" text:visited-style-name="Visited_20_Internet_20_Link"><text:span text:style-name="Police_20_par_20_défaut">https://www.youtube.com/watch?v=20TAye0oOJk</text:span></text:a></text:p>
      <text:p text:style-name="Preformatted_20_Text"><text:s text:c="2"/></text:p>
      <text:p text:style-name="Preformatted_20_Text"/>
      <text:p text:style-name="Preformatted_20_Text"/>
      <text:p text:style-name="Preformatted_20_Text"/>
      <text:p text:style-name="Preformatted_20_Text"/>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Helvetica, sans-serif" style:font-family-generic="system"/>
    <style:font-face style:name="Arial1" svg:font-family="Arial" style:font-family-generic="swiss"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CA" fo:font-style="normal" style:text-underline-style="none" fo:font-weight="normal" style:letter-kerning="true" style:font-name-asian="NSimSun" style:font-size-asian="11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CA" fo:font-style="normal" style:text-underline-style="none" fo:font-weight="normal" style:letter-kerning="true" fo:background-color="transparent" style:font-name-asian="NSimSun" style:font-size-asian="11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name-asian="NSimSun" style:font-family-asian="NSimSun" style:font-family-generic-asian="modern" style:font-pitch-asian="fixed" style:font-size-asian="24pt" style:font-weight-asian="bold" style:font-size-complex="24pt"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size-asian="10pt" style:font-name-complex="Liberation Mono" style:font-family-complex="'Liberation Mono'" style:font-family-generic-complex="modern" style:font-pitch-complex="fixed" style:font-size-complex="10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style:tab-stops>
          <style:tab-stop style:position="7.62cm" style:type="center"/>
          <style:tab-stop style:position="15.24cm" style:type="right"/>
        </style:tab-stops>
      </style:paragraph-properties>
      <style:text-properties style:font-name-complex="Mangal" style:font-family-complex="Mangal" style:font-family-generic-complex="roman" style:font-pitch-complex="variable" fo:hyphenate="false" loext:hyphenation-no-caps="false"/>
    </style:style>
    <style:style style:name="Footer" style:family="paragraph" style:parent-style-name="Normal" style:class="extra">
      <style:paragraph-properties fo:hyphenation-ladder-count="no-limit">
        <style:tab-stops>
          <style:tab-stop style:position="7.62cm" style:type="center"/>
          <style:tab-stop style:position="15.24cm" style:type="right"/>
        </style:tab-stops>
      </style:paragraph-properties>
      <style:text-properties style:font-name-complex="Mangal" style:font-family-complex="Mangal" style:font-family-generic-complex="roman" style:font-pitch-complex="variable" fo:hyphenate="false" loext:hyphenation-no-caps="false"/>
    </style:style>
    <style:style style:name="Police_20_par_20_défaut" style:display-name="Police par défau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En-tête_20_Car" style:display-name="En-tête Car" style:family="text" style:parent-style-name="Police_20_par_20_défaut">
      <style:text-properties style:font-name-complex="Mangal" style:font-family-complex="Mangal" style:font-family-generic-complex="roman" style:font-pitch-complex="variable"/>
    </style:style>
    <style:style style:name="Pied_20_de_20_page_20_Car" style:display-name="Pied de page Car" style:family="text" style:parent-style-name="Police_20_par_20_défaut">
      <style:text-properties style:font-name-complex="Mangal" style:font-family-complex="Mangal" style:font-family-generic-complex="roman"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loext:num-list-format="%1%"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loext:num-list-format="%1%"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loext:num-list-format="%1%"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loext:num-list-format="%1%"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4.1$Windows_X86_64 LibreOffice_project/27d75539669ac387bb498e35313b970b7fe9c4f9</meta:generator>
    <meta:creation-date>2022-01-10T00:31:00Z</meta:creation-date>
    <dc:date>2022-01-13T11:11:21.670000000</dc:date>
    <meta:editing-cycles>18</meta:editing-cycles>
    <meta:editing-duration>PT2H51M22S</meta:editing-duration>
    <meta:document-statistic meta:table-count="0" meta:image-count="0" meta:object-count="0" meta:page-count="4" meta:paragraph-count="107" meta:word-count="1143" meta:character-count="8235" meta:non-whitespace-character-count="7170"/>
    <meta:template xlink:type="simple" xlink:actuate="onRequest" xlink:title="" xlink:href="Normal.dotm"/>
  </office:meta>
</office:document-meta>
</file>